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2" style:family="paragraph" style:parent-style-name="Normal">
      <style:paragraph-properties fo:text-indent="0.0000in" fo:background-color="transparent"/>
      <style:text-properties fo:color="#000000" style:font-name="Times New Roman" fo:font-size="12pt" fo:language="en" fo:country="US" fo:font-weight="bold" fo:background-color="transparent"/>
    </style:style>
    <style:style style:name="P1" style:family="paragraph" style:parent-style-name="Normal">
      <style:paragraph-properties fo:text-indent="-0.3000in" fo:background-color="transparent"/>
      <style:text-properties fo:color="#000000" style:font-name="Times New Roman" fo:font-size="12pt" fo:language="en" fo:country="US" fo:font-weight="bold" fo:background-color="transparent"/>
    </style:style>
    <text:list-style style:name="L1">
      <text:list-level-style-bullet text:level="10" text:bullet-char="•">
        <style:text-properties style:font-name="FreeSerif"/>
        <style:list-level-properties text:min-label-width="0.3000in" text:space-before="11.938000cm"/>
      </text:list-level-style-bullet>
      <text:list-level-style-bullet text:level="11" text:bullet-char="•">
        <style:text-properties style:font-name="FreeSerif"/>
        <style:list-level-properties text:min-label-width="0.3000in" text:space-before="13.208000cm"/>
      </text:list-level-style-bullet>
      <text:list-level-style-bullet text:level="12" text:bullet-char="•">
        <style:text-properties style:font-name="FreeSerif"/>
        <style:list-level-properties text:min-label-width="0.3000in" text:space-before="13.208000cm"/>
      </text:list-level-style-bullet>
      <text:list-level-style-bullet text:level="13" text:bullet-char="•">
        <style:text-properties style:font-name="FreeSerif"/>
        <style:list-level-properties text:min-label-width="0.3000in" text:space-before="13.208000cm"/>
      </text:list-level-style-bullet>
      <text:list-level-style-bullet text:level="14" text:bullet-char="•">
        <style:text-properties style:font-name="FreeSerif"/>
        <style:list-level-properties text:min-label-width="0.3000in" text:space-before="13.208000cm"/>
      </text:list-level-style-bullet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  <text:list-level-style-bullet text:level="2" text:bullet-char="•">
        <style:text-properties style:font-name="FreeSerif"/>
        <style:list-level-properties text:min-label-width="0.3000in" text:space-before="1.778000cm"/>
      </text:list-level-style-bullet>
      <text:list-level-style-bullet text:level="3" text:bullet-char="•">
        <style:text-properties style:font-name="FreeSerif"/>
        <style:list-level-properties text:min-label-width="0.3000in" text:space-before="3.048000cm"/>
      </text:list-level-style-bullet>
      <text:list-level-style-bullet text:level="4" text:bullet-char="•">
        <style:text-properties style:font-name="FreeSerif"/>
        <style:list-level-properties text:min-label-width="0.3000in" text:space-before="4.318000cm"/>
      </text:list-level-style-bullet>
      <text:list-level-style-bullet text:level="5" text:bullet-char="•">
        <style:text-properties style:font-name="FreeSerif"/>
        <style:list-level-properties text:min-label-width="0.3000in" text:space-before="5.588000cm"/>
      </text:list-level-style-bullet>
      <text:list-level-style-bullet text:level="6" text:bullet-char="•">
        <style:text-properties style:font-name="FreeSerif"/>
        <style:list-level-properties text:min-label-width="0.3000in" text:space-before="6.858000cm"/>
      </text:list-level-style-bullet>
      <text:list-level-style-bullet text:level="7" text:bullet-char="•">
        <style:text-properties style:font-name="FreeSerif"/>
        <style:list-level-properties text:min-label-width="0.3000in" text:space-before="8.128000cm"/>
      </text:list-level-style-bullet>
      <text:list-level-style-bullet text:level="8" text:bullet-char="•">
        <style:text-properties style:font-name="FreeSerif"/>
        <style:list-level-properties text:min-label-width="0.3000in" text:space-before="9.398000cm"/>
      </text:list-level-style-bullet>
      <text:list-level-style-bullet text:level="9" text:bullet-char="•">
        <style:text-properties style:font-name="FreeSerif"/>
        <style:list-level-properties text:min-label-width="0.3000in" text:space-before="10.66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space-before="0.000000cm"/>
      </text:list-level-style-bullet>
    </text:list-style>
  </office:automatic-styles>
  <office:body>
    <office:text>
      <text:list text:style-name="L1">
        <text:list-item>
          <text:p text:style-name="P1">t</text:p>
          <text:list>
            <text:list-item>
              <text:p text:style-name="P1">t</text:p>
              <text:list>
                <text:list-item>
                  <text:p text:style-name="P1">t</text:p>
                  <text:list>
                    <text:list-item>
                      <text:p text:style-name="P1">t</text:p>
                      <text:list>
                        <text:list-item>
                          <text:p text:style-name="P1">t</text:p>
                          <text:list>
                            <text:list-item>
                              <text:p text:style-name="P1">t</text:p>
                              <text:list>
                                <text:list-item>
                                  <text:p text:style-name="P1">t</text:p>
                                  <text:list>
                                    <text:list-item>
                                      <text:p text:style-name="P1">t</text:p>
                                      <text:list>
                                        <text:list-item>
                                          <text:p text:style-name="P1">t</text:p>
                                          <text:list>
                                            <text:list-item>
                                              <text:p text:style-name="P1">t</text:p>
                                              <text:list>
                                                <text:list-item>
                                                  <text:p text:style-name="P1">t</text:p>
                                                  <text:list>
                                                    <text:list-item>
                                                      <text:p text:style-name="P1">t</text:p>
                                                      <text:list>
                                                        <text:list-item>
                                                          <text:p text:style-name="P1">t</text:p>
                                                          <text:list>
                                                            <text:list-item>
                                                              <text:p text:style-name="P1">t</text:p>
                                                            </text:list-item>
                                                          </text:list>
                                                        </text:list-item>
                                                      </text:list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  <text:list-item>
                                              <text:p text:style-name="P1">t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">t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t</text:p>
                                    </text:list-item>
                                  </text:list>
                                </text:list-item>
                                <text:list-item>
                                  <text:p text:style-name="P1">t</text:p>
                                </text:list-item>
                              </text:list>
                            </text:list-item>
                            <text:list-item>
                              <text:p text:style-name="P1">t</text:p>
                            </text:list-item>
                          </text:list>
                        </text:list-item>
                        <text:list-item>
                          <text:p text:style-name="P1">t</text:p>
                        </text:list-item>
                      </text:list>
                    </text:list-item>
                    <text:list-item>
                      <text:p text:style-name="P1">t</text:p>
                    </text:list-item>
                  </text:list>
                </text:list-item>
                <text:list-item>
                  <text:p text:style-name="P1">t</text:p>
                </text:list-item>
              </text:list>
            </text:list-item>
            <text:list-item>
              <text:p text:style-name="P1">t</text:p>
            </text:list-item>
          </text:list>
        </text:list-item>
        <text:list-item>
          <text:p text:style-name="P1">t</text:p>
        </text:list-item>
      </text:list>
      <text:list text:style-name="L2">
        <text:list-item>
          <text:p text:style-name="P2">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  <style:font-face style:name="Nimbus Roman No9 L" svg:font-family="Nimbus Roman No9 L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Nimbus Roman No9 L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1.000000in" fo:margin-bottom="1.000000in" fo:margin-left="1.000000in" fo:margin-right="1.00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